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chnikerschule Erlangen</text:p>
          </table:table-cell>
          <table:table-cell table:style-name="Tabelle1.A1" office:value-type="string">
            <text:p text:style-name="P2">Thema: <text:s/>HTML Position</text:p>
          </table:table-cell>
          <table:table-cell table:style-name="Tabelle1.C1" office:value-type="string">
            <text:p text:style-name="P2">Datum:</text:p>
          </table:table-cell>
        </table:table-row>
        <table:table-row>
          <table:table-cell table:style-name="Tabelle1.A2" office:value-type="string">
            <text:p text:style-name="P2">Internet Technologie</text:p>
          </table:table-cell>
          <table:table-cell table:style-name="Tabelle1.A2" office:value-type="string">
            <text:p text:style-name="P2">Uebung/09_Position</text:p>
          </table:table-cell>
          <table:table-cell table:style-name="Tabelle1.C2" office:value-type="string">
            <text:p text:style-name="P2">Schuljahr 2015/16</text:p>
          </table:table-cell>
        </table:table-row>
      </table:table>
      <text:p text:style-name="P3"/>
      <text:p text:style-name="P3"/>
      <text:p text:style-name="Standard"><text:span text:style-name="T1">Folgende Datei liegt vor </text:span><text:span text:style-name="T2">Uebung/09_Position/</text:span><text:span text:style-name="T1">default.html</text:span></text:p>
      <text:p text:style-name="P3"/>
      <text:p text:style-name="Standard">Und damit wollen wir als erstes folgendes Seitenlayout erreichen: </text:p>
      <text:p text:style-name="Standard"/>
      <text:p text:style-name="Standard"><draw:rect text:anchor-type="paragraph" draw:z-index="1" draw:style-name="gr1" draw:text-style-name="P4" svg:width="4.943cm" svg:height="2.647cm" svg:x="5.272cm" svg:y="0.086cm"><text:p/></draw:rect><draw:rect text:anchor-type="paragraph" draw:z-index="0" draw:style-name="gr1" draw:text-style-name="P4" svg:width="3.925cm" svg:height="2.123cm" svg:x="0.388cm" svg:y="0.058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Zum Einsatz relevant sind für unsere Belange erst einmal die CSS-Eigenschaften zur Ausrichtung und Absatzkontrolle von Text (line-height, text-align, vertical-align), Außen- und Innenabstand (margin, padding), Listenformatierung (list-style), Positionierung (position, top, left, right, bottom) und Anzeige (max/min-width, height, float, z-index, display, visibility)</text:p>
      <text:p text:style-name="Standard"/>
      <text:p text:style-name="Standard">1. Aufgabe: Obiges Layout mit position: static sinngemäß erstellen, nutze float für das Menü und margin-left für den Inhalt. </text:p>
      <text:p text:style-name="Standard"/>
      <text:p text:style-name="Standard">Lösung: Teillösung1.html</text:p>
      <text:p text:style-name="Standard"/>
      <text:p text:style-name="Standard"/>
      <text:p text:style-name="Standard">2. Aufgabe: Nehme statt position: static nun position: absolute und positioniere mit top und left.</text:p>
      <text:p text:style-name="Standard"/>
      <text:p text:style-name="Standard">Lösung:Teillösung<text:a xlink:type="simple" xlink:href="http://hoffmann.bplaced.net/labor/uebcss.php?aufgabe=2" text:style-name="Internet_20_link" text:visited-style-name="Visited_20_Internet_20_Link">2</text:a>.html</text:p>
      <text:p text:style-name="Standard"/>
      <text:p text:style-name="Standard"/>
      <text:p text:style-name="Standard">3. Aufgabe: Setze das Menü auf position: fixed, Inhalt auf static oder absolute. Was passiert beim Rollen der Seite? Das Menü sollte stehenbleiben. </text:p>
      <text:p text:style-name="Standard"/>
      <text:p text:style-name="Standard">Lösung: Teillösung3.html</text:p>
      <text:p text:style-name="Standard"/>
      <text:p text:style-name="Standard"/>
      <text:p text:style-name="Standard">Aufgabe: Nun soll das Menü oben auf der Seite erscheinen, und zwar so, daß die Einträge nebeneinander stehen. Im html-Bereich soll dafür nur der eigentliche Listeneintrag geändert werden - ein Stern als Trennzeichen kann auch noch hinzugefügt werden.</text:p>
      <text:p text:style-name="Standard"/>
      <text:p text:style-name="Standard">Lösung: Teillösung4.html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30T20:08:04.53</meta:creation-date>
    <dc:date>2015-12-04T20:55:12.65</dc:date>
    <dc:creator>Yvonne Fitzgerald</dc:creator>
    <meta:editing-duration>PT1H4M11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7" meta:word-count="168" meta:character-count="1311"/>
  </office:meta>
</office:document-meta>
</file>